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style:font-family-generic="modern"/>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2"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style>
    <style:style style:name="P4" style:family="paragraph" style:parent-style-name="Standard" style:list-style-name="">
      <style:paragraph-properties fo:margin-top="0in" fo:margin-bottom="0.139in" fo:line-height="115%" fo:padding="0in" fo:border="0.0008in solid #000000">
        <style:tab-stops/>
      </style:paragraph-properties>
    </style:style>
    <style:style style:name="P5" style:family="paragraph" style:parent-style-name="Standard" style:list-style-name="">
      <style:paragraph-properties fo:margin-top="0in" fo:margin-bottom="0.139in" fo:line-height="115%" fo:padding="0in" fo:border="0.0008in solid #000000"/>
    </style:style>
    <style:style style:name="P6" style:family="paragraph" style:parent-style-name="Standard" style:list-style-name="">
      <style:paragraph-properties fo:margin-top="0in" fo:margin-bottom="0.139in" fo:line-height="115%" fo:padding="0in" fo:border="0.0008in solid #000000"/>
      <style:text-properties style:font-name="JetBrains Mono" fo:font-size="10pt" fo:language="en" fo:country="none" fo:font-weight="bold" style:font-name-asian="JetBrains Mono" style:font-size-asian="10pt" style:font-weight-asian="bold" style:font-name-complex="JetBrains Mono" style:font-size-complex="10pt" style:font-weight-complex="bold"/>
    </style:style>
    <style:style style:name="P7" style:family="paragraph" style:parent-style-name="Standard" style:list-style-name="" style:master-page-name="Standard">
      <style:paragraph-properties fo:margin-top="0in" fo:margin-bottom="0.139in" fo:line-height="115%" style:page-number="auto"/>
      <style:text-properties fo:font-size="11pt" fo:language="en" fo:country="none" style:font-size-asian="11pt" style:font-size-complex="11pt"/>
    </style:style>
    <style:style style:name="T1" style:family="text">
      <style:text-properties style:font-name="JetBrains Mono" fo:font-size="10pt" fo:language="en" fo:country="none" style:font-name-asian="JetBrains Mono" style:font-size-asian="10pt" style:font-name-complex="JetBrains Mono" style:font-size-complex="10pt"/>
    </style:style>
    <style:style style:name="T2" style:family="text">
      <style:text-properties style:font-name="JetBrains Mono" fo:font-size="10pt" fo:language="en" fo:country="none" fo:font-style="italic" style:font-name-asian="JetBrains Mono" style:font-size-asian="10pt" style:font-style-asian="italic" style:font-name-complex="JetBrains Mono" style:font-size-complex="10pt" style:font-style-complex="italic"/>
    </style:style>
    <style:style style:name="T3" style:family="text">
      <style:text-properties style:font-name="JetBrains Mono" fo:font-size="10pt" fo:language="en" fo:country="none" fo:font-style="italic" fo:font-weight="bold" style:font-name-asian="JetBrains Mono" style:font-size-asian="10pt" style:font-style-asian="italic" style:font-weight-asian="bold" style:font-name-complex="JetBrains Mono" style:font-size-complex="10pt" style:font-style-complex="italic" style:font-weight-complex="bold"/>
    </style:style>
    <style:style style:name="T4" style:family="text">
      <style:text-properties style:font-name="JetBrains Mono" fo:font-size="10pt" fo:language="en" fo:country="none" fo:font-weight="bold" style:font-name-asian="JetBrains Mono" style:font-size-asian="10pt" style:font-weight-asian="bold" style:font-name-complex="JetBrains Mono" style:font-size-complex="10pt" style:font-weight-complex="bold"/>
    </style:style>
    <style:style style:name="T5" style:family="text">
      <style:text-properties fo:font-size="11pt" fo:language="en" fo:country="none" style:font-size-asian="11pt" style:font-size-complex="11pt"/>
    </style:style>
    <style:style style:name="T6" style:family="text">
      <style:text-properties fo:font-size="11pt" style:font-size-asian="11pt" style:font-size-complex="11pt"/>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a9b7c6" fo:font-size="10pt" fo:language="en" fo:country="none" style:font-size-asian="10pt" style:font-size-complex="10pt"/>
    </style:style>
    <style:style style:name="T9" style:family="text">
      <style:text-properties fo:color="#a9b7c6" style:font-name="JetBrains Mono" fo:font-size="10pt" fo:language="en" fo:country="none" style:font-name-asian="JetBrains Mono" style:font-size-asian="10pt" style:font-name-complex="JetBrains Mono" style:font-size-complex="10pt"/>
    </style:style>
    <style:style style:name="T10" style:family="text">
      <style:text-properties fo:color="#bbb529" style:font-name="JetBrains Mono" fo:font-size="10pt" fo:language="en" fo:country="none" style:font-name-asian="JetBrains Mono" style:font-size-asian="10pt" style:font-name-complex="JetBrains Mono" style:font-size-complex="10pt"/>
    </style:style>
    <style:style style:name="T11" style:family="text">
      <style:text-properties fo:color="#cc7832" style:font-name="JetBrains Mono" fo:font-size="10pt" fo:language="en" fo:country="none" style:font-name-asian="JetBrains Mono" style:font-size-asian="10pt" style:font-name-complex="JetBrains Mono" style:font-size-complex="10pt"/>
    </style:style>
    <style:style style:name="T12" style:family="text">
      <style:text-properties fo:color="#ffc66d" style:font-name="JetBrains Mono" fo:font-size="10pt" fo:language="en" fo:country="none" style:font-name-asian="JetBrains Mono" style:font-size-asian="10pt" style:font-name-complex="JetBrains Mono" style:font-size-complex="10pt"/>
    </style:style>
    <style:style style:name="T13" style:family="text">
      <style:text-properties style:use-window-font-color="true" fo:font-size="11pt" fo:language="en" fo:country="none" style:text-underline-style="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t 1 :-</text:p>
      <text:p text:style-name="P1">Problem Solving <text:s/>: Write prime number 1 to n?</text:p>
      <text:p text:style-name="P1">num%2 ==0 </text:p>
      <text:p text:style-name="P1">Problem Solving <text:s/>: Minimum Platform required for train given arrival time and departure time ?</text:p>
      <text:p text:style-name="P1"/>
      <text:p text:style-name="P1">https://www.geeksforgeeks.org/minimum-number-platforms-required-railwaybus-station/</text:p>
      <text:p text:style-name="P4"><text:span text:style-name="T1">// plat_needed indicates number of platforms<text:line-break/>// needed at a time<text:line-break/>int plat_needed = 1, result = 1;<text:line-break/><text:line-break/>// run a nested <text:s/>loop to find overlap<text:line-break/>for (int i = 0; i &lt; n; i++) {<text:line-break/> <text:s text:c="3"/>// minimum platform<text:line-break/> <text:s text:c="3"/>plat_needed = 1;<text:line-break/><text:line-break/> <text:s text:c="3"/>for (int j = 0; j &lt; n; j++) {<text:line-break/> <text:s text:c="7"/>if (i != j)<text:line-break/> <text:s text:c="11"/>// check for overlap<text:line-break/> <text:s text:c="11"/>if (arr[i] &gt;= arr[j]<text:line-break/> <text:s text:c="19"/>&amp;&amp; dep[j] &gt;= arr[i])<text:line-break/> <text:s text:c="15"/>plat_needed++;<text:line-break/> <text:s text:c="3"/>}<text:line-break/><text:line-break/> <text:s text:c="3"/>// update result<text:line-break/> <text:s text:c="3"/>result = Math.</text:span><text:span text:style-name="T2">max</text:span><text:span text:style-name="T1">(result, plat_needed);<text:line-break/>}<text:line-break/><text:line-break/>return result;</text:span></text:p>
      <text:p text:style-name="P1"/>
      <text:p text:style-name="P1"><text:s/>What will happen in case of tree map when equals give false and compareTo give 0?Details discussion</text:p>
      <text:p text:style-name="P1">Hash Map changes in java 8 ?</text:p>
      <text:p text:style-name="P1">In Java 8, HashMap replaces the linked list with another useful data structure i.e. binary tree on breaching a certain threshold, which is known as TREEIFY_THRESHOLD . Once this threshold is reached the linked list of Entries is converted to the TreeNodes which reduces the time complexity from O(n) to O(log(n)) .</text:p>
      <text:p text:style-name="P1">Singleton pattern and how to fix in serialization scenario?</text:p>
      <text:p text:style-name="P1"><text:soft-page-break/>Follow up ques : what will happen if we are using the java 7 code with JDK8 where keys are not comparable and linklist changes to balanced <text:s/>Red Black <text:s/>tree in</text:p>
      <text:p text:style-name="P1"/>
      <text:p text:style-name="P1">worse written hashcode. ?</text:p>
      <text:p text:style-name="P1">hash code laways return same value </text:p>
      <text:p text:style-name="P1">SQL question :</text:p>
      <text:p text:style-name="P1">Group by , having question , join question releated questions</text:p>
      <text:p text:style-name="P1">WHERE : filters individual records. GROUP BY : groups the records based on the column(s) specified. HAVING : filters the groups defined by GROUP BY . ORDER BY : sorts the output records by the column(s) </text:p>
      <text:p text:style-name="P1">N th max salary in emp table</text:p>
      <text:p text:style-name="P1">select * from Employee ORDER BY `sal` </text:p>
      <text:p text:style-name="P1">DESC limit N-1 ,1;</text:p>
      <text:p text:style-name="P1"/>
      <text:p text:style-name="P1">Set 2 :-</text:p>
      <text:p text:style-name="P1">1. Find all prime numbers between a given range.</text:p>
      <text:p text:style-name="P1">2. Find minimum platforms required if arrival and departure of trains are given. (Overlapping time intervals)</text:p>
      <text:p text:style-name="P1">3. Internal working of hashmaps (deep dive with concepts like load factor, bucketing and hashing).</text:p>
      <text:p text:style-name="P1"/>
      <text:p text:style-name="P1">Buckets: A bucket is an element of the HashMap array. It is used to store nodes. Two or more nodes can have the same bucket. In that case, a link list structure is used to connect the nodes. Buckets are different in capacity. A relation between bucket and capacity is as follows: </text:p>
      <text:p text:style-name="P1">capacity = number of buckets * load factor</text:p>
      <text:p text:style-name="P1">A single bucket can have more than one node, it depends on the hashCode() method. The better your hashCode() method is, the better your buckets will be utilized.</text:p>
      <text:p text:style-name="P1">Index Calculation in Hashmap</text:p>
      <text:p text:style-name="P1"/>
      <text:p text:style-name="P1"><text:soft-page-break/>The Hash code of the key may be large enough to create an array. hash code generated may be in the range of integer and if we create arrays for such a range, then it will easily cause outOfMemoryException. So we generate an index to minimize the size of the array. The following operation is performed to calculate the index. </text:p>
      <text:p text:style-name="P1"/>
      <text:p text:style-name="P1">index = hashCode(key) &amp; (n-1).</text:p>
      <text:p text:style-name="P1">where n is the number of buckets or the size of the array. In our example, I will consider n as the default size which is 16. </text:p>
      <text:p text:style-name="P1"/>
      <text:p text:style-name="P1">4. Discussion on tree DS.</text:p>
      <text:p text:style-name="P1"/>
      <text:p text:style-name="P1">5. How to find, insert and remove in heaps (more discussion on complexity of the code).</text:p>
      <text:p text:style-name="P1"/>
      <text:p text:style-name="P1">6. Basic SQL query, find number of employees in each department.</text:p>
      <text:p text:style-name="P1">SELECT emp_dept, COUNT(*)</text:p>
      <text:p text:style-name="P1"><text:s text:c="2"/>FROM emp_details</text:p>
      <text:p text:style-name="P1"><text:s text:c="2"/>GROUP BY emp_dept;</text:p>
      <text:p text:style-name="P1">7. How to tune SQL query for better performance.</text:p>
      <text:p text:style-name="P1">1) Use Proper Join Instead Of Subqueries</text:p>
      <text:p text:style-name="P1">2)Use Exists Instead Of Sub Query ...If sometimes need to use subquery at that time first use Exist() function of the SQL server only when the subquery returns large data. In this case, Exist() function works faster than In because Exist() function returns a boolean value based on the query.</text:p>
      <text:p text:style-name="P1">3)Use “Where” Instead Of “Having” A Clause</text:p>
      <text:p text:style-name="P1">4)Apply Index On Necessary Columns</text:p>
      <text:p text:style-name="P1"/>
      <text:p text:style-name="P1">a) Indexes are used to retrieve data from the database more quickly than otherwise. The users cannot see the indexes, they are just used to speed up searches/queries. Note: Updating a table with indexes takes more time than updating a table without (because the indexes also need an <text:soft-page-break/>update).</text:p>
      <text:p text:style-name="P1"/>
      <text:p text:style-name="P1">b) Additional Disk Space</text:p>
      <text:p text:style-name="P1">5)For User-Defined Stored Procedures Avoid Prefixes Like “Sp_”</text:p>
      <text:p text:style-name="P1">6)Avoid Negative Search</text:p>
      <text:p text:style-name="P1">7)Apply Valid Datatype On The Column</text:p>
      <text:p text:style-name="P1"/>
      <text:p text:style-name="P1">8. What are SQL hints and how to use them.</text:p>
      <text:p text:style-name="P1">Hints are instructions that you place within a SQL statement that tell the data source query optimizer the most efficient way to execute the statement.</text:p>
      <text:p text:style-name="P1">Using the Administration Tool, you can add hints to a repository, in both online and offline modes, to optimize the performance of queries. When you add a hint to the repository, you associate it with Physical layer objects. When the object associated with the hint is queried, the Oracle BI Server inserts the hint into the SQL statement.</text:p>
      <text:p text:style-name="P2">About the Index Hint</text:p>
      <text:p text:style-name="P1">The Index hint explains how the optimizer scans a specified index rather than a table.</text:p>
      <text:p text:style-name="P1"/>
      <text:p text:style-name="P1">If queries against the ORDER_ITEMS table are slow, you can review the execution plan of the query optimizer. If the FAST_INDEX was not used, you can create an Index hint to force the optimizer to scan the FAST_INDEX rather than the ORDER_ITEMS table. The syntax for the Index hint is as follows:</text:p>
      <text:p text:style-name="P1"/>
      <text:p text:style-name="P1">index(table_name,index_name)</text:p>
      <text:p text:style-name="P1"/>
      <text:p text:style-name="P1">To add this hint to the repository, open the Physical Table dialog in the Administration Tool, and type the following text in the Hint field:</text:p>
      <text:p text:style-name="P1"/>
      <text:p text:style-name="P1">index(ORDER_ITEMS, FAST_INDEX)</text:p>
      <text:p text:style-name="P2">About the Leading Hint</text:p>
      <text:p text:style-name="P1"><text:soft-page-break/>The Leading hint forces the optimizer to build the join order of a query with a specified table.</text:p>
      <text:p text:style-name="P1"/>
      <text:p text:style-name="P1">The syntax for the Leading hint is leading(table_name). If you were creating a foreign key join between the Products table and the Sales Fact table and wanted to force the optimizer to begin the join with the Products table, you would go to the Physical Foreign Key dialog in the Administration Tool and type the following text in the Hint field:</text:p>
      <text:p text:style-name="P1"/>
      <text:p text:style-name="P1">leading(Products)</text:p>
      <text:p text:style-name="P1"/>
      <text:p text:style-name="P1">Set 3 :-</text:p>
      <text:p text:style-name="P1">Explain algorithm for showing top 10 trades(based on qty they hold) in a live dashboard. Where trades can buy and sell qty of <text:s/>shares.</text:p>
      <text:p text:style-name="P1"/>
      <text:p text:style-name="P1">Explain working of priority queue. Time complexity related questions.</text:p>
      <text:p text:style-name="P1">A priority queue is a type of queue that arranges elements based on their priority values. Elements with higher priority values are typically retrieved before elements with lower priority values.</text:p>
      <text:p text:style-name="P1">In a priority queue, each element has a priority value associated with it. When you add an element to the queue, it is inserted in a position based on its priority value. For example, if you add an element with a high priority value to a priority queue, it may be inserted near the front of the queue, while an element with a low priority value may be inserted near the back.</text:p>
      <text:p text:style-name="P1">There are several ways to implement a priority queue, including using an array, linked list, heap, or binary search tree. Each method has its own advantages and disadvantages, and the best choice will depend on the specific needs of your application.</text:p>
      <text:p text:style-name="P1"/>
      <text:p text:style-name="P1">Properties of Priority Queue</text:p>
      <text:p text:style-name="P1">So, a priority Queue is an extension of the queue with the following properties. </text:p>
      <text:p text:style-name="P1"/>
      <text:p text:style-name="P1">Every item has a priority associated with it.</text:p>
      <text:p text:style-name="P1">An element with high priority is dequeued before an element with low priority.</text:p>
      <text:p text:style-name="P1"><text:soft-page-break/>If two elements have the same priority, they are served according to their order in the queue.</text:p>
      <text:p text:style-name="P1"/>
      <text:p text:style-name="P1">Types of Priority Queue:</text:p>
      <text:p text:style-name="P1">1) Ascending Order Priority Queue</text:p>
      <text:p text:style-name="P1">2) Descending order Priority Queue </text:p>
      <text:p text:style-name="P1"/>
      <text:p text:style-name="P1">Operations of a Priority Queue:</text:p>
      <text:p text:style-name="P1">1) Insertion in a Priority Queue</text:p>
      <text:p text:style-name="P1">2) Deletion in a Priority Queue <text:s/></text:p>
      <text:p text:style-name="P1">3) Peek in a Priority Queue</text:p>
      <text:p text:style-name="P1"/>
      <text:p text:style-name="P1">How to Implement Priority Queue? </text:p>
      <text:p text:style-name="P1">Priority queue can be implemented using the following data structures: </text:p>
      <text:p text:style-name="P1"/>
      <text:p text:style-name="P1">Arrays</text:p>
      <text:p text:style-name="P1">Linked list</text:p>
      <text:p text:style-name="P1">Heap data structure</text:p>
      <text:p text:style-name="P1">Binary search tree</text:p>
      <text:p text:style-name="P1"/>
      <text:p text:style-name="P1">enqueue(): This function is used to insert new data into the queue.</text:p>
      <text:p text:style-name="P1">dequeue(): This function removes the element with the highest priority from the queue.</text:p>
      <text:p text:style-name="P1">peek()/top(): This function is used to get the highest priority element in the queue without removing it from the queue.</text:p>
      <text:p text:style-name="P1"/>
      <text:p text:style-name="P1">Array <text:s/>0(n) dequeue, peek and <text:s/>(o1) enqueue</text:p>
      <text:p text:style-name="P1">Linked list </text:p>
      <text:p text:style-name="P1"><text:soft-page-break/>In a LinkedList implementation, the entries are sorted in descending order based on their priority. The highest priority element is always added to the front of the priority queue, which is formed using linked lists. The functions like push(), pop(), and peek() are used to implement a priority queue using a linked list and are explained as follows:</text:p>
      <text:p text:style-name="P1"/>
      <text:p text:style-name="P1">push(): This function is used to insert new data into the queue.</text:p>
      <text:p text:style-name="P1">pop(): This function removes the element with the highest priority from the queue.</text:p>
      <text:p text:style-name="P1">peek() / top(): This function is used to get the highest priority element in the queue without removing it from the queue.</text:p>
      <text:p text:style-name="P1">Linked List</text:p>
      <text:p text:style-name="P1"/>
      <text:p text:style-name="P1">push() - o(n)</text:p>
      <text:p text:style-name="P1"/>
      <text:p text:style-name="P1">pop() -o(1)</text:p>
      <text:p text:style-name="P1"/>
      <text:p text:style-name="P1">peek() - o(1) </text:p>
      <text:p text:style-name="P1"/>
      <text:p text:style-name="P1">4) Implement Priority Queue Using Binary Search Tree: </text:p>
      <text:p text:style-name="P1">A Self-Balancing Binary Search Tree like AVL Tree, Red-Black Tree, etc. can also be used to implement a priority queue. Operations like peek(), insert() and delete() can be performed using BST.</text:p>
      <text:p text:style-name="P1"/>
      <text:p text:style-name="P1">Binary Search Tree<text:tab/>peek()<text:tab/>insert()<text:tab/>delete()</text:p>
      <text:p text:style-name="P1">Time Complexity<text:tab/>O(1)<text:tab/>O(log n)<text:tab/>O(log n)</text:p>
      <text:p text:style-name="P1"/>
      <text:p text:style-name="P1"/>
      <text:p text:style-name="P1">Explain working of ConcurrentHashMap. Time complexity related questions. Questions on read and write locks in ConcurrentHashMap. ConcurrentHashMap vs SynchronizedMap</text:p>
      <text:p text:style-name="P1"><text:soft-page-break/>hashmap is belongs to the Collection framework; ConcurrentHashMap belongs to the Executor framework. Hashtable uses single lock for whole data. ConcurrentHashMap uses multiple locks on segment level (16 by default) instead of object level i.e. whole Map . ConcurrentHashMap locking is applied only for updates.</text:p>
      <text:p text:style-name="P1"/>
      <text:p text:style-name="P1">ConcurrentHashMap locking is applied only for updates. In case of retrievals, it allows full concurrency, retrievals reflect the results of the most recently completed update operations. So reads can happen very fast while writes are done with a lock.</text:p>
      <text:p text:style-name="P1">ConcurrentHashMap doesn't throw a ConcurrentModificationException if one thread tries to modify it while another is iterating over it and does not allow null values.</text:p>
      <text:p text:style-name="P1">ConcurrentHashMap returns Iterator, which fails-safe (i.e. iterator will make a copy of the internal data structure) on concurrent modification.</text:p>
      <text:p text:style-name="P1">ConcurrentHashMap uses a database shards logic (Segment&lt;K, V&gt;[] segments) is known as Concurrency-Level, i.e. divides the data into shards(segments) then puts locks on each shard (segment) instead of putting a single lock for whole data (Map). The default value is 16.</text:p>
      <text:p text:style-name="P1"/>
      <text:p text:style-name="P1">Assume Hashtable and ConcurrentHashMap are two types of Homes.</text:p>
      <text:p text:style-name="P1">Hashtable locks home's main door.</text:p>
      <text:p text:style-name="P1">ConcurrentHashMap locks specific room door instead of main door.</text:p>
      <text:p text:style-name="P1"/>
      <text:p text:style-name="P2">A fully parametrized constructor of ConcurrentHashMap takes 3 parameters:</text:p>
      <text:p text:style-name="P1">initialCapacity</text:p>
      <text:p text:style-name="P1">loadFactor</text:p>
      <text:p text:style-name="P1">concurrencyLevel</text:p>
      <text:p text:style-name="P2">The default value of “concurrencyLevel” is 16.</text:p>
      <text:p text:style-name="P1"/>
      <text:p text:style-name="P1">It means 16 shards whenever we create an instance of ConcurrentHashMap using the default constructor, before even adding first key-value pair.</text:p>
      <text:p text:style-name="P2">. Recommended Initialization</text:p>
      <text:p text:style-name="P1"><text:soft-page-break/>ConcurrentHashMap&lt;String, Integer&gt; instance = new ConcurrentHashMap&lt;String, Integer&gt;(16, 0.9f, 1);</text:p>
      <text:p text:style-name="P1"/>
      <text:p text:style-name="P1">How LongAdder (or XXXAdder) works?</text:p>
      <text:p text:style-name="P1">LongAdder class in Java creates a new adder with an initial sum of zero. The Java.LongAdder.sum() is an inbuilt method in java that returns the sum.</text:p>
      <text:p text:style-name="P1"/>
      <text:p text:style-name="P2">public class LongAdder extends Number implements Serializable</text:p>
      <text:p text:style-name="P2">This class extends Number, but does not define methods such as equals, hashCode and compareTo because instances are expected to be mutated, and so are not useful as collection keys.</text:p>
      <text:p text:style-name="P2"/>
      <text:p text:style-name="P2">LongAdders can be used with a ConcurrentHashMap to maintain a scalable frequency map (a form of histogram or multiset). For example, to add a count to a ConcurrentHashMap&lt;String,LongAdder&gt; freqs, initializing if not already present, you can use freqs.computeIfAbsent(k -&gt; new LongAdder()).increment();</text:p>
      <text:p text:style-name="P1"/>
      <text:p text:style-name="P1"><text:s/>LongAdder num = new LongAdder();</text:p>
      <text:p text:style-name="P1"><text:s text:c="2"/>System.out.println("Initial value is: " <text:s/>+ num); <text:s text:c="5"/>= 0 <text:s/></text:p>
      <text:p text:style-name="P1"><text:s text:c="2"/>num.add(6);</text:p>
      <text:p text:style-name="P1"><text:s text:c="2"/>System.out.println("After addition of 6, value is: "+ num); = 6</text:p>
      <text:p text:style-name="P1"><text:s text:c="8"/>num.add(5);</text:p>
      <text:p text:style-name="P1"><text:s text:c="8"/>System.out.println("After additionof 5, value is: "+ num); =11</text:p>
      <text:p text:style-name="P1">num.sum();</text:p>
      <text:p text:style-name="P1"><text:s text:c="2"/>System.out.println("Returned sum value is: " <text:s text:c="2"/>+ num);</text:p>
      <text:p text:style-name="P1"/>
      <text:p text:style-name="P1"/>
      <text:p text:style-name="P1">How does compare and swap works? They told me to write a java implementation of compare and swap mechanism.</text:p>
      <text:p text:style-name="P1"><text:soft-page-break/>Compare and swap is a technique used when designing concurrent algorithms. Basically, compare and swap compares the value of a variable with an expected value, and if the values are equal then swaps the value of the variable for a new value</text:p>
      <text:p text:style-name="P1"/>
      <text:p text:style-name="P1">When multiple threads attempt to update the same variable simultaneously using CAS(Compare and Swap) algorithm, one wins and updates the variable’s value, and the rest lose. But the losers are not punished by suspension of thread. They are free to retry the operation or simply do nothing.</text:p>
      <text:p text:style-name="P1">class GFG {</text:p>
      <text:p text:style-name="P1"/>
      <text:p text:style-name="P1"><text:s text:c="4"/>private boolean locked = false;</text:p>
      <text:p text:style-name="P1"/>
      <text:p text:style-name="P1"><text:s text:c="4"/>public synchronized boolean lock() {</text:p>
      <text:p text:style-name="P1"><text:s text:c="8"/>if(!locked) {</text:p>
      <text:p text:style-name="P1"><text:s text:c="12"/>locked = true;</text:p>
      <text:p text:style-name="P1"><text:s text:c="12"/>return true;</text:p>
      <text:p text:style-name="P1"><text:s text:c="8"/>}</text:p>
      <text:p text:style-name="P1"><text:s text:c="8"/>return false;</text:p>
      <text:p text:style-name="P1"><text:s text:c="4"/>}</text:p>
      <text:p text:style-name="P1">}</text:p>
      <text:p text:style-name="P1"/>
      <text:p text:style-name="P1"/>
      <text:p text:style-name="P1">or </text:p>
      <text:p text:style-name="P1">public static class MyLock {</text:p>
      <text:p text:style-name="P1"><text:s text:c="4"/>private AtomicBoolean locked = new AtomicBoolean(false);</text:p>
      <text:p text:style-name="P1"/>
      <text:p text:style-name="P1"><text:s text:c="4"/>public boolean lock() {</text:p>
      <text:p text:style-name="P1"><text:soft-page-break/><text:s text:c="8"/>return locked.compareAndSet(false, true);</text:p>
      <text:p text:style-name="P1"><text:s text:c="4"/>}</text:p>
      <text:p text:style-name="P1"/>
      <text:p text:style-name="P1">}</text:p>
      <text:p text:style-name="P1"/>
      <text:p text:style-name="P1">For Employee and manager entity relation, Write SQL query to create tables and JPA’s Entity equivalent for same.</text:p>
      <text:p text:style-name="P1"/>
      <text:p text:style-name="P1">@Entity</text:p>
      <text:p text:style-name="P1">@Table(name="Manager")</text:p>
      <text:p text:style-name="P1">public class Manager {</text:p>
      <text:p text:style-name="P1"><text:s text:c="4"/>@OneToMany(mappedBy="manager")</text:p>
      <text:p text:style-name="P1"><text:s text:c="4"/>private List&lt;Employee&gt; mployee;</text:p>
      <text:p text:style-name="P1">}</text:p>
      <text:p text:style-name="P1"/>
      <text:p text:style-name="P1">@Entity</text:p>
      <text:p text:style-name="P1">@Table(name="Employee")</text:p>
      <text:p text:style-name="P1">public class Employee { <text:s text:c="3"/></text:p>
      <text:p text:style-name="P1"><text:s text:c="4"/>//...</text:p>
      <text:p text:style-name="P1"><text:s text:c="4"/>@ManyToOne</text:p>
      <text:p text:style-name="P1"><text:s text:c="4"/>@JoinColumn(name="manager_id", nullable=false)</text:p>
      <text:p text:style-name="P1"><text:s text:c="4"/>private Manager manager;</text:p>
      <text:p text:style-name="P1">}</text:p>
      <text:p text:style-name="P1">Query to find manager of employee? </text:p>
      <text:p text:style-name="P1"/>
      <text:p text:style-name="P1">SELECT e.ename, e.empno, m.ename as manager, e.mgr</text:p>
      <text:p text:style-name="P1"><text:soft-page-break/>FROM</text:p>
      <text:p text:style-name="P1"><text:s text:c="4"/>emp e, emp m</text:p>
      <text:p text:style-name="P1">WHERE e.mgr = m.empno</text:p>
      <text:p text:style-name="P1"/>
      <text:p text:style-name="P1">Query to find an employee who doesn't have a manager?</text:p>
      <text:p text:style-name="P1">SELECT e.ename, e.empno, m.ename as manager, e.mgr</text:p>
      <text:p text:style-name="P1">FROM</text:p>
      <text:p text:style-name="P1"><text:s text:c="4"/>emp e</text:p>
      <text:p text:style-name="P1"><text:s text:c="4"/>LEFT OUTER JOIN emp m</text:p>
      <text:p text:style-name="P1"><text:s text:c="8"/>ON e.mgr = m.empno</text:p>
      <text:p text:style-name="P1"/>
      <text:p text:style-name="P1">From the given list of numbers find a sum of odd numbers. (Using Java 8 stream api).</text:p>
      <text:p text:style-name="P1">int sum1 = IntStream.of(1, 2, 3, 4, 5)</text:p>
      <text:p text:style-name="P1"><text:s text:c="18"/>.filter(n -&gt; n % 2 == 0).sum(); <text:s/></text:p>
      <text:p text:style-name="P1"/>
      <text:p text:style-name="P1">Basic questions on java 8 stream api.</text:p>
      <text:p text:style-name="P3"><text:span text:style-name="T5">Introduced in Java 8, Stream API is used to process collections of objects. A stream is a sequence of objects that supports various methods which can be pipelined to produce the desired result. The features of Java stream are –</text:span></text:p>
      <text:p text:style-name="P1"/>
      <text:p text:style-name="P1">Java 8 introduced the Stream API that makes it easy to iterate over collections as streams of data. It's also very easy to create streams that execute in parallel and make use of multiple processor cores. We might think that it's always faster to divide the work on more cores. But that is often not the case.</text:p>
      <text:p text:style-name="P1"/>
      <text:p text:style-name="P1">A stream is not a data structure instead it takes input from the Collections, Arrays or I/O channels.</text:p>
      <text:p text:style-name="P1">Streams don’t change the original data structure, they only provide the result as per the <text:soft-page-break/>pipelined methods.</text:p>
      <text:p text:style-name="P1">Each intermediate operation is lazily executed and returns a stream as a result, hence various intermediate operations can be pipelined. Terminal operations mark the end of the stream and return the result.</text:p>
      <text:p text:style-name="P1"/>
      <text:p text:style-name="P1"/>
      <text:p text:style-name="P1">What is stream? What filter does? Explain working of a reduce() method? How does parallel stream work?</text:p>
      <text:p text:style-name="P1">n this article, we explored the difference between sequential and parallel streams in Java. We learned that parallel streams make use of the default fork-join pool and its worker threads.</text:p>
      <text:p text:style-name="P1"/>
      <text:p text:style-name="P2">. reduce: The reduce method is used to reduce the elements of a stream to a single value. The reduce method takes a BinaryOperator as a parameter.</text:p>
      <text:p text:style-name="P2"/>
      <text:p text:style-name="P2"/>
      <text:p text:style-name="P5"><text:span text:style-name="T4">int even = IntStream.</text:span><text:span text:style-name="T3">of</text:span><text:span text:style-name="T4">(13,16,97,25,77,10).boxed()<text:line-break/> <text:s text:c="7"/>.filter(x -&gt; x % 2 == 0)<text:line-break/> <text:s text:c="7"/>.reduce(0, Integer::</text:span><text:span text:style-name="T3">sum</text:span><text:span text:style-name="T4">);</text:span></text:p>
      <text:p text:style-name="P5"><text:span text:style-name="T4">int even = IntStream.</text:span><text:span text:style-name="T3">of</text:span><text:span text:style-name="T4">(13,16,97,25,77,10).boxed()<text:line-break/> <text:s text:c="7"/>.filter(x -&gt; x % 2 == 0)<text:line-break/> <text:s text:c="7"/>.reduce(</text:span><text:span text:style-name="T7">5</text:span><text:span text:style-name="T4">, Integer::</text:span><text:span text:style-name="T3">sum</text:span><text:span text:style-name="T4">);</text:span></text:p>
      <text:p text:style-name="P6"/>
      <text:p text:style-name="P5"><text:span text:style-name="T4">list.stream(</text:span><text:span text:style-name="T7">)</text:span><text:span text:style-name="T4">.filter(i -&gt; Collections.frequency(list, i) &gt; 1).collect(Collectors.toSet());</text:span></text:p>
      <text:p text:style-name="P6"/>
      <text:p text:style-name="P6"/>
      <text:p text:style-name="P5"><text:span text:style-name="T7">1 </text:span><text:span text:style-name="T4">Runs on a single-core of the computer</text:span><text:span text:style-name="T7"> <text:s text:c="3"/></text:span><text:span text:style-name="T4">Utilize the multiple cores of the computer. </text:span></text:p>
      <text:p text:style-name="P5"><text:span text:style-name="T7">2)</text:span><text:span text:style-name="T4">Performance is poor<text:tab/>The performance is high.</text:span></text:p>
      <text:p text:style-name="P5"><text:span text:style-name="T7">3)</text:span><text:span text:style-name="T4">Order is maintained<text:tab/>Doesn’t care about the order,</text:span></text:p>
      <text:p text:style-name="P5"><text:span text:style-name="T7">4)</text:span><text:span text:style-name="T4">Only a single iteration at a time just like the for-loop. <text:tab/>Operates </text:span><text:soft-page-break/><text:span text:style-name="T4">multiple iterations simultaneously in different available cores.</text:span></text:p>
      <text:p text:style-name="P5"><text:span text:style-name="T7">5)</text:span><text:span text:style-name="T4">Each iteration waits for currently running one to finish, <text:tab/>Waits only if no cores are free or available at a given time,</text:span></text:p>
      <text:p text:style-name="P5"><text:span text:style-name="T7">6)</text:span><text:span text:style-name="T4">More reliable and less error,<text:tab/>Less reliable and error-prone. </text:span></text:p>
      <text:p text:style-name="P5"><text:span text:style-name="T7">7) </text:span><text:span text:style-name="T4">Platform independent,<text:tab/>Platform dependent</text:span></text:p>
      <text:p text:style-name="P1"/>
      <text:p text:style-name="P1">Word counts algorithm for a book with multiple pages?</text:p>
      <text:p text:style-name="P1"/>
      <text:p text:style-name="P1">Questions on executor framework?</text:p>
      <text:p text:style-name="P1">What are different Executors Service available? Which executor service you will use for prev question. Will you start thread for each page? How to decide number of threads to use?.</text:p>
      <text:p text:style-name="P1"/>
      <text:p text:style-name="P3"><text:span text:style-name="T5">Query taking lot of time – approach and solution</text:span></text:p>
      <text:p text:style-name="P1">Find the telephone number of a math teacher for a child of a given parent studying in 10th std? Using java 8 stream and SQL Query.</text:p>
      <text:p text:style-name="P1">How to find the running java process on linux system? <text:s/>( Don't’ know whether it was part of interview question)</text:p>
      <text:p text:style-name="P1"/>
      <text:p text:style-name="P1"/>
      <text:p text:style-name="P1">Set 4:-</text:p>
      <text:p text:style-name="P2">- Locking in static methods</text:p>
      <text:p text:style-name="P1">Every class in Java has a unique lock which is nothing but a class level lock. If a thread wants to execute a static synchronized method, then thread requires a class level lock. Once a thread got the class level lock, then it is allowed to execute any static synchronized method of that class.</text:p>
      <text:p text:style-name="P2">- Cloning an object by overriding clone but without implementing Cloneable interface</text:p>
      <text:p text:style-name="P5"><text:span text:style-name="T8"><text:line-break/></text:span><text:span text:style-name="T10">@Override<text:line-break/></text:span><text:span text:style-name="T11">protected </text:span><text:span text:style-name="T9">Object </text:span><text:span text:style-name="T12">clone</text:span><text:span text:style-name="T9">() <text:s/>{<text:line-break/> <text:s text:c="3"/></text:span><text:span text:style-name="T11">return new </text:span><text:span text:style-name="T9">CloningInterface()</text:span><text:span text:style-name="T11">;<text:line-break/></text:span><text:span text:style-name="T9">}</text:span></text:p>
      <text:p text:style-name="P1"><text:soft-page-break/></text:p>
      <text:p text:style-name="P1">- Why use red-black tree instead of binary search tree in TreeMap</text:p>
      <text:p text:style-name="P1">Compared to other self-balancing binary search trees, the nodes in a red-black tree hold an extra bit called "color" representing "red" and "black" which is used when re-organising the tree to ensure that it is always approximately balanced.</text:p>
      <text:p text:style-name="P1"/>
      <text:p text:style-name="P1">- Binary search tree worst case complexity</text:p>
      <text:p text:style-name="P1">Worst case is O(n) since BST can be unbalanced</text:p>
      <text:p text:style-name="P1"/>
      <text:p text:style-name="P1">Searching: For searching element 2, we have to traverse all elements (assuming we do breadth first traversal). Therefore, searching in binary tree has worst case complexity of O(N).</text:p>
      <text:p text:style-name="P1">Insertion: For inserting element as left child of 2, we have to traverse all elements. Therefore, insertion in binary tree has worst case complexity of O(N).</text:p>
      <text:p text:style-name="P1">Deletion: For deletion of element 2, we have to traverse all elements to find 2 (assuming we do breadth first traversal). Therefore, deletion in binary tree has worst case complexity of O(N).</text:p>
      <text:p text:style-name="P1"/>
      <text:p text:style-name="P3"><text:span text:style-name="T6">A</text:span><text:span text:style-name="T5">VL/ Height Balanced Tree: <text:s/></text:span></text:p>
      <text:p text:style-name="P1">AVL tree is a binary search tree with an additional property that the difference between the height of the left sub-tree and the right sub-tree of any node can’t be more than 1</text:p>
      <text:p text:style-name="P1"/>
      <text:p text:style-name="P1">For example, BST shown in Figure 2 is not AVL as the difference between the left sub-tree and the right sub-tree of node 3 is 2. However, BST shown in Figure 3 is an AVL tree</text:p>
      <text:p text:style-name="P1"/>
      <text:p text:style-name="P1">Complexity Analysis:</text:p>
      <text:p text:style-name="P1"/>
      <text:p text:style-name="P1">Searching: For searching element 1, we have to traverse elements (in order 5, 4, 1) = 3 = log2n. Therefore, searching in the AVL tree has worst-case complexity of O(log2n).</text:p>
      <text:p text:style-name="P1">Insertion: For inserting element 12, it must be inserted as the right child of 9. Therefore, we need to traverse elements (in order 5, 7, 9) to insert 12 which has the worst-case complexity of <text:soft-page-break/>O(log2n).</text:p>
      <text:p text:style-name="P1">Deletion: For deletion of element 9, we have to traverse elements to find 9 (in order 5, 7, 9). Therefore, deletion in a binary tree has worst-case complexity of O(log2n).</text:p>
      <text:p text:style-name="P1"/>
      <text:p text:style-name="P1">- How to maintain session across two Restful web services</text:p>
      <text:p text:style-name="P1">RESTful web services should use session-based authentication, either by establishing a session token via a POST or by using an API key as a POST body argument or as a cookie. Usernames, passwords, session tokens, and API keys should not appear in the URL, as this can be captured in web server logs, which makes them intrinsically valuable.</text:p>
      <text:p text:style-name="P1">- Difference between level one and level two cache in Hibernate</text:p>
      <text:p text:style-name="P1">The main difference between the first level and second level cache in Hibernate is that the first level is maintained at the Session level and accessible only to the Session, while the second level cache is maintained at the SessionFactory level and available to all Sessions.</text:p>
      <text:p text:style-name="P1">- Code to reverse singly linked list</text:p>
      <text:p text:style-name="P3"><text:span text:style-name="T5">class LinkedList </text:span><text:span text:style-name="T6">{</text:span></text:p>
      <text:p text:style-name="P1">static Node head; </text:p>
      <text:p text:style-name="P1"><text:s text:c="4"/>static class Node { </text:p>
      <text:p text:style-name="P1"><text:s text:c="8"/>int data;</text:p>
      <text:p text:style-name="P1"><text:s text:c="8"/>Node next; </text:p>
      <text:p text:style-name="P1"><text:s text:c="8"/>Node(int d) <text:s/>{ <text:s text:c="2"/>data = d;</text:p>
      <text:p text:style-name="P1"><text:s text:c="12"/>next = null; <text:s text:c="2"/>} <text:s text:c="2"/>}</text:p>
      <text:p text:style-name="P1"><text:s text:c="4"/>Node reverse(Node node)</text:p>
      <text:p text:style-name="P1"><text:s text:c="4"/>{</text:p>
      <text:p text:style-name="P1"><text:s text:c="8"/>Node prev = null;</text:p>
      <text:p text:style-name="P1"><text:s text:c="8"/>Node current = node;</text:p>
      <text:p text:style-name="P1"><text:s text:c="8"/>Node next = null;</text:p>
      <text:p text:style-name="P1"><text:s text:c="8"/>while (current != null) {</text:p>
      <text:p text:style-name="P1"><text:s text:c="12"/>next = current.next;</text:p>
      <text:p text:style-name="P1"><text:soft-page-break/><text:s text:c="12"/>current.next = prev;</text:p>
      <text:p text:style-name="P1"><text:s text:c="12"/>prev = current;</text:p>
      <text:p text:style-name="P1"><text:s text:c="12"/>current = next;</text:p>
      <text:p text:style-name="P1"><text:s text:c="8"/>}</text:p>
      <text:p text:style-name="P1"><text:s text:c="8"/>node = prev;</text:p>
      <text:p text:style-name="P1"><text:s text:c="8"/>return node;</text:p>
      <text:p text:style-name="P1"><text:s text:c="4"/>}</text:p>
      <text:p text:style-name="P1"><text:s/></text:p>
      <text:p text:style-name="P1"><text:s text:c="4"/>// prints content of double linked list</text:p>
      <text:p text:style-name="P1"><text:s text:c="4"/>void printList(Node node)</text:p>
      <text:p text:style-name="P1"><text:s text:c="4"/>{</text:p>
      <text:p text:style-name="P1"><text:s text:c="8"/>while (node != null) {</text:p>
      <text:p text:style-name="P1"><text:s text:c="12"/>System.out.print(node.data + " ");</text:p>
      <text:p text:style-name="P1"><text:s text:c="12"/>node = node.next;</text:p>
      <text:p text:style-name="P1"><text:s text:c="8"/>}</text:p>
      <text:p text:style-name="P1"><text:s text:c="4"/>}</text:p>
      <text:p text:style-name="P1"/>
      <text:p text:style-name="P1">- Program to change array of 1s and 0s. Sort it in one iteration.</text:p>
      <text:p text:style-name="P1">- Method to return 1 when input is zero</text:p>
      <text:p text:style-name="P1">and vice versa</text:p>
      <text:p text:style-name="P1">- Program to calculate sum of digits in a number</text:p>
      <text:p text:style-name="P1">- Query to find employees having salary more than average salary</text:p>
      <text:p text:style-name="P1">SELECT * FROM employees </text:p>
      <text:p text:style-name="P1">WHERE salary &gt; </text:p>
      <text:p text:style-name="P1">ALL(SELECT avg(salary)FROM employees GROUP BY department_id);</text:p>
      <text:p text:style-name="P1"><text:soft-page-break/>- HashSet.add returns true/ false – use it to find if entry existed already</text:p>
      <text:p text:style-name="P1">Return Value: The function returns True if the element is not present in the HashSet otherwise False if the element is already present in the HashSet.</text:p>
      <text:p text:style-name="P1">- What to use to store large amount of string data – StringBuilder</text:p>
      <text:p text:style-name="P1">- Query taking lot of time – approach and solution</text:p>
      <text:p text:style-name="P1"/>
      <text:p text:style-name="P1">There are a number of things that may cause a query to take longer time to execute: Inefficient query – Use non-indexed columns while lookup or joining, thus MySQL takes longer time to match the condition. Table lock – The table is locked, by global lock or explicit table lock when the query is trying to access it</text:p>
      <text:p text:style-name="P1">Creating indexes on the table might help speeding up the process time</text:p>
      <text:p text:style-name="P1">Do not use too many wildcards.</text:p>
      <text:p text:style-name="P1">Try not to use '*' in your query as this refers to a full table scan.</text:p>
      <text:p text:style-name="P1">Table joins are better as compared to sub queries.</text:p>
      <text:p text:style-name="P1">Set 5:-</text:p>
      <text:p text:style-name="P1">1) Difference Between List and Set.</text:p>
      <text:p text:style-name="P1">The main difference between List and Set is that Set is unordered and contains different elements, whereas the list is ordered and can contain the same elements in it.</text:p>
      <text:p text:style-name="P3"><text:span text:style-name="T5">List<text:tab/></text:span><text:span text:style-name="T6"> <text:s text:c="63"/></text:span><text:span text:style-name="T5">Set</text:span></text:p>
      <text:p text:style-name="P1">1. The List is an indexed sequence.<text:tab/>1. The Set is an non-indexed sequence.</text:p>
      <text:p text:style-name="P1">2. List allows duplicate elements<text:tab/>2. Set doesn’t allow duplicate elements.</text:p>
      <text:p text:style-name="P1">3. Elements by their position can be accessed.<text:tab/>3. Position access to elements is not allowed.</text:p>
      <text:p text:style-name="P1">4. Multiple null elements can be stored.<text:tab/>4. Null element can store only once.</text:p>
      <text:p text:style-name="P3"><text:span text:style-name="T5">5. List implementations are ArrayList, LinkedList</text:span><text:span text:style-name="T6"> <text:s/></text:span><text:span text:style-name="T5">5. Set implementations are </text:span><text:span text:style-name="T6"><text:s text:c="19"/></text:span></text:p>
      <text:p text:style-name="P3"><text:span text:style-name="T5">, Vector, Stack<text:tab/></text:span><text:span text:style-name="T6"> <text:s text:c="59"/></text:span><text:span text:style-name="T5">HashSet, LinkedHashSet.</text:span><text:span text:style-name="T6"> <text:s text:c="16"/></text:span></text:p>
      <text:p text:style-name="P1">2) Read input from the file and find out the word frequency for each word.</text:p>
      <text:p text:style-name="P3"><text:a xlink:type="simple" xlink:href="https://www.geeksforgeeks.org/java-program-to-find-the-most-repeated-word-in-a-text-file/" text:style-name="Internet_20_link" text:visited-style-name="Visited_20_Internet_20_Link"><text:span text:style-name="T13">https://www.geeksforgeeks.org/java-program-to-find-the-most-repeated-word-in-a-text-file/</text:span></text:a></text:p>
      <text:p text:style-name="P1"><text:soft-page-break/><text:s/>public static void main(String[] args) throws Exception { <text:s text:c="3"/></text:p>
      <text:p text:style-name="P1"><text:s text:c="8"/>String line, word = ""; <text:s text:c="3"/></text:p>
      <text:p text:style-name="P1"><text:s text:c="8"/>int count = 0, maxCount = 0; <text:s text:c="3"/></text:p>
      <text:p text:style-name="P1"><text:s text:c="8"/>ArrayList&lt;String&gt; words = new ArrayList&lt;String&gt;(); <text:s text:c="15"/></text:p>
      <text:p text:style-name="P1"><text:s text:c="8"/>//Opens file in read mode <text:s text:c="3"/></text:p>
      <text:p text:style-name="P1"><text:s text:c="8"/>FileReader file = new FileReader("data.txt "); <text:s text:c="3"/></text:p>
      <text:p text:style-name="P1"><text:s text:c="8"/>BufferedReader br = new BufferedReader(file); <text:s text:c="15"/></text:p>
      <text:p text:style-name="P1"><text:s text:c="8"/>//Reads each line <text:s text:c="3"/></text:p>
      <text:p text:style-name="P1"><text:s text:c="8"/>while((line = br.readLine()) != null) { <text:s text:c="3"/></text:p>
      <text:p text:style-name="P1"><text:s text:c="12"/>String string[] = line.toLowerCase().split("([,.\\s]+) "); <text:s text:c="3"/></text:p>
      <text:p text:style-name="P1"><text:s text:c="12"/>//Adding all words generated in previous step into words <text:s text:c="3"/></text:p>
      <text:p text:style-name="P1"><text:s text:c="12"/>for(String s : string){ <text:s text:c="3"/></text:p>
      <text:p text:style-name="P1"><text:s text:c="16"/>words.add(s); <text:s text:c="3"/></text:p>
      <text:p text:style-name="P1"><text:s text:c="12"/>} <text:s text:c="3"/></text:p>
      <text:p text:style-name="P1"><text:s text:c="8"/>} <text:s text:c="3"/></text:p>
      <text:p text:style-name="P1">3) Read input from the file and find out the uniq words . (Using List)</text:p>
      <text:p text:style-name="P1"/>
      <text:p text:style-name="P1">Set 6:-</text:p>
      <text:p text:style-name="P1">Which DS can be used for following scenario:</text:p>
      <text:p text:style-name="P1">log the request info which started at the earliest and completed where request info contains request id, startTime, endTime.</text:p>
      <text:p text:style-name="P1">how does HashMap workswhat if we override equals but not hashcode <text:s/>and vice versa</text:p>
      <text:p text:style-name="P1">complexity of get in hashmap if we do not override equals</text:p>
      <text:p text:style-name="P1"/>
      <text:p text:style-name="P1">Set 7:-</text:p>
      <text:p text:style-name="P1">What is springboot?</text:p>
      <text:p text:style-name="P1"><text:soft-page-break/>What files do you see when running a project in springboot?</text:p>
      <text:p text:style-name="P1">Explain bootstrap.</text:p>
      <text:p text:style-name="P1">What is Dependency Injection?</text:p>
      <text:p text:style-name="P1">What is mockito?</text:p>
      <text:p text:style-name="P1">How to write testcases in JUnit.</text:p>
      <text:p text:style-name="P1">What is stream? Given a list of students...print the name of the students having score above 90.</text:p>
      <text:p text:style-name="P1">What's the underlying data structure of ArrayList and how it acts similar to a vector in c++.</text:p>
      <text:p text:style-name="P1">Linux command to filter the data.</text:p>
      <text:p text:style-name="P1">Linux command to check running java process.</text:p>
      <text:p text:style-name="P1">Difference between Hashset vs HashMapConcurrent HashMap</text:p>
      <text:p text:style-name="P1"/>
      <text:p text:style-name="P1">Set 8:-</text:p>
      <text:p text:style-name="P1">1. jvm architecture: questions on compiler, interpreter, memory areas ....</text:p>
      <text:p text:style-name="P1">2. oops questions on abstraction encapsulation and etc</text:p>
      <text:p text:style-name="P1">3. programming questions : <text:s/>3.1: Find first repeating no in an array of integers</text:p>
      <text:p text:style-name="P1">4. Sql questions : normal select query and query with group 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style:font-family-generic="modern"/>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0" meta:paragraph-count="325" meta:word-count="3909" meta:character-count="24359"/>
    <dc:date>2023-06-13T11:04:08.60</dc:date>
    <dc:creator>nupur agrawal</dc:creator>
    <meta:generator>OpenOffice/4.1.8$Win32 OpenOffice.org_project/418m3$Build-9803</meta:generator>
  </office:meta>
</office:document-meta>
</file>